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9.47mm"/>
    </style:style>
    <style:style style:name="co4" style:family="table-column">
      <style:table-column-properties fo:break-before="auto" style:column-width="10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pecification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ngth of machin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Width of machine</text:p>
          </table:table-cell>
          <table:table-cell office:value-type="float" office:value="380" calcext:value-type="float">
            <text:p>380</text:p>
          </table:table-cell>
        </table:table-row>
      </table:table>
      <table:table table:name="Bill of material" table:style-name="ta1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ILL OF MATERIA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1">
          <table:table-cell office:value-type="string" calcext:value-type="string">
            <text:p>aluminium 20x20x</text:p>
          </table:table-cell>
          <table:table-cell table:formula="of:=20+[Specifications.B2]"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luminium 20x20x327</text:p>
          </table:table-cell>
          <table:table-cell table:formula="of:=[Specifications.B3]-53"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luminium 20x20x312</text:p>
          </table:table-cell>
          <table:table-cell table:formula="of:=[.B3]-15"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uminium corner connector, Tnut and bolt set for 20x2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teel rod 8x400</text:p>
          </table:table-cell>
          <table:table-cell table:formula="of:=[Specifications.B3]+20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eel rod 8x380</text:p>
          </table:table-cell>
          <table:table-cell table:formula="of:=[Specifications.B3]"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eel rod 12x500</text:p>
          </table:table-cell>
          <table:table-cell table:formula="of:=[Specifications.B2]"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earings: ID-8, OD-19, width-6mm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elt (open end) GT2, Pitch:2mm, width:6mm</text:p>
          </table:table-cell>
          <table:table-cell table:formula="of:=([Specifications.B2]+60+200)*2+([Specifications.B3]+40+200)" office:value-type="float" office:value="2140" calcext:value-type="float">
            <text:p>2140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office:value-type="string" calcext:value-type="string">
            <text:p>Belt (closed end) GT2, Pitch:2mm, width:6mm, len: 200mm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lley: GT2, pitch-2mm, ID-8mm, teeths-2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ulley: GT2, pitch-2mm, ID-5mm, teeths-2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Raspberryp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duino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wer Adapter 12V 10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tors: Nema17 4.2Ncm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-color wire</text:p>
          </table:table-cell>
          <table:table-cell/>
          <table:table-cell office:value-type="string" calcext:value-type="string">
            <text:p>8m</text:p>
          </table:table-cell>
          <table:table-cell/>
        </table:table-row>
        <table:table-row table:style-name="ro1">
          <table:table-cell office:value-type="string" calcext:value-type="string">
            <text:p>2-phase wire</text:p>
          </table:table-cell>
          <table:table-cell/>
          <table:table-cell office:value-type="string" calcext:value-type="string">
            <text:p>2m</text:p>
          </table:table-cell>
          <table:table-cell/>
        </table:table-row>
        <table:table-row table:style-name="ro1">
          <table:table-cell office:value-type="string" calcext:value-type="string">
            <text:p>3-pin connecto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ergency power switch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mit switches: 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ttps://robu.in/product/cnc-3d-printer-mech-endstop-switch/</text:p>
          </table:table-cell>
        </table:table-row>
        <table:table-row table:style-name="ro1">
          <table:table-cell office:value-type="string" calcext:value-type="string">
            <text:p>Female-female 4pin connectors of motors+limitswitch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l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5L40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5L5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5L4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5L15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3L4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3L1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5-locknuts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5 Tnuts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6T13:55:27.235754851</meta:creation-date>
    <dc:date>2023-12-16T21:59:16.780137599</dc:date>
    <meta:editing-duration>PT7H42M17S</meta:editing-duration>
    <meta:editing-cycles>15</meta:editing-cycles>
    <meta:generator>LibreOffice/5.1.4.2$Linux_X86_64 LibreOffice_project/10m0$Build-2</meta:generator>
    <meta:document-statistic meta:table-count="2" meta:cell-count="77" meta:object-count="0"/>
  </office:meta>
</office:document-meta>
</file>